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line-height="180%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xPythonInAction中的import images</text:h>
      <text:p text:style-name="Text_20_body">http://cqulpj.blogbus.com/logs/68406651.html</text:p>
      <text:h text:style-name="Heading_20_3" text:outline-level="3">日期：2009-05-09 | 分类：<text:a xlink:type="simple" xlink:href="http://cqulpj.blogbus.com/c3424546/">Python</text:a> | Tags：</text:h>
      <text:p text:style-name="P1"><text:a xlink:type="simple" xlink:href="http://creativecommons.org/licenses/by/3.0/deed.zh" office:target-frame-name="_blank" xlink:show="new">版权声明</text:a>：转载时请以超链接形式标明文章原始出处和作者信息及<text:a xlink:type="simple" xlink:href="http://www.blogbus.com/bangzhuzhongxin-logs/11205960.html" office:target-frame-name="_blank" xlink:show="new">本声明</text:a><text:a xlink:type="simple" xlink:href="http://www.blogbus.com/cqulpj-logs/68406651.html">http://www.blogbus.com/cqulpj-logs/68406651.html</text:a> </text:p>
      <text:p text:style-name="Text_20_body">刚开始看wxPythonInAction时就发现了这个问题：照着教程的例子抄的代码运行时却提示出错，说No module named images，意思就是说找不到images这个模块，当然例子也不能运行，因为例子代码中用到了images，</text:p>
      <text:p text:style-name="Text_20_body">像例8.11中的：<text:line-break/><text:span text:style-name="Source_20_Text">self.bmp = images.getVippiBitmap()</text:span> 真是一件比较郁闷的事情，在网上搜了很多，都不得要领，很多人说把<text:line-break/><text:span text:style-name="Source_20_Text">import images</text:span> 改成：<text:line-break/><text:span text:style-name="Source_20_Text">from wx.lib import pydocview as images 或 import wx.py.images as images </text:span>事实证明都不行，今天在网上得到了点儿提示，找到了原因和相应的解决办法，记录如下：</text:p>
      <text:p text:style-name="Text_20_body">首先images这个模块在标准库里是不存在的，它的实现在wxPython的Demo程序里，而wxPythonInAction的许多例子都是从 Demo代码中直接找来的，所以如果照抄的话就会出现上面所说的错误。那images这个模块到底是作什么的呢？其实它只是负责载入图片并转成位图对象 （Bitmap)而已，比如说上面的images.getVippiBitmap()就是将Demo自带的Vippi.png图片载入并转成Bitmap 对象（可以这样理解，但事实上是images.getVippiBitmap()这个函数没有载入图像，它直接在代码里写的图像数据）。 知道原因就比较容易解决了，最直接的办法当然是直接将images.py拷到python的PATH里，然后导入就不会出错了，我不推荐这种方式，载入图 片并转成bitmap对象很容易实现，有wx.Image和wx.Bitmap两种方式可以选择，下面分别介绍。</text:p>
      <text:p text:style-name="Text_20_body">以例8.11为例，首先找一幅图片放在任意目录并重命名为vippi.jpg（图片格式随便） </text:p>
      <text:list xml:id="list20648513331" text:style-name="L1">
        <text:list-item>
          <text:p text:style-name="P3"><text:span text:style-name="Strong_20_Emphasis">用wx.Image实现:</text:span> 将程序开始的import images删掉，然后将self.bmp = images.getVippiBitmap()该为<text:span text:style-name="Source_20_Text"> self.imgdata = wx.Image('path/vippi.jpg', type=BITMAP_TYPE_JPEP) #path为vippi.jpg所在路径 self.bmp = self.imgdata.ConvertToBitmap()</text:span> 也可以直接写成<text:span text:style-name="Source_20_Text"> self.bmp = wx.Image('path/vippi.jpg', type=BITMAP_TYPE_JPEG).ConvertToBitmap()</text:span> 然后就可以顺利运行了。 </text:p>
        </text:list-item>
        <text:list-item>
          <text:p text:style-name="P2"><text:span text:style-name="Strong_20_Emphasis">用wx.Bitmap实现:</text:span> 上面那种方法中先创建了图像对象，然后转成位图对象，这个方法是直接创建位图对象，相应的代码为<text:span text:style-name="Source_20_Text">self.bmp = wx.Bitmap('path/vippi.jpg', type=BITMAP_TYPE_JPEG)</text:span> 这样也可以运行的，不过wxPython的文档里说Bitmap支持的图片格式没有wx.Image多，所以上面那种方式适用性更广。 </text:p>
        </text:list-item>
      </text:list>
      <text:p text:style-name="Text_20_body"><text:soft-page-break/>另外，其实wx.Bitmap还有一个wx.BitmapFromImage(image, depth=- 1)构造函数，这样在方法一中还可以用self.bmp = wx.BitmapFromImage(self.imgdata, -1)来代替self.bmp = self.imgdata.ConvertToBitmap()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" style:font-size-asian="18pt" style:font-weight-asian="bold" style:font-name-complex="Lohit Devanagar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Zen Hei1" style:font-name-complex="DejaVu Sans Mono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1T17:22:12</meta:creation-date>
    <dc:date>2013-10-31T17:23:34</dc:date>
    <meta:editing-duration>PT45S</meta:editing-duration>
    <meta:editing-cycles>2</meta:editing-cycles>
    <meta:generator>LibreOffice/3.4$Linux LibreOffice_project/340m1$Build-502</meta:generator>
    <meta:document-statistic meta:table-count="0" meta:image-count="0" meta:object-count="0" meta:page-count="2" meta:paragraph-count="11" meta:word-count="186" meta:character-count="1619" meta:non-whitespace-character-count="1683"/>
  </office:meta>
</office:document-meta>
</file>